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svg:stroke-color="#000000" draw:fill-color="#d9e6e6" fo:padding-top="-0.05cm" fo:padding-bottom="-0.05cm" fo:padding-left="-0.05cm" fo:padding-right="-0.05cm"/>
    </style:style>
    <style:style style:name="gr3" style:family="graphic" style:parent-style-name="standard">
      <style:graphic-properties svg:stroke-width="0cm" svg:stroke-color="#000000" draw:fill="none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rect draw:style-name="gr1" draw:layer="layout" svg:width="2.037cm" svg:height="2cm" svg:x="0cm" svg:y="0cm">
            <text:p/>
          </draw:rect>
          <draw:rect draw:style-name="gr2" draw:layer="layout" svg:width="0.054cm" svg:height="1.811cm" svg:x="0.199cm" svg:y="0.095cm">
            <text:p/>
          </draw:rect>
          <draw:rect draw:style-name="gr2" draw:layer="layout" svg:width="0.054cm" svg:height="1.811cm" svg:x="1.784cm" svg:y="0.095cm">
            <text:p/>
          </draw:rect>
          <draw:line draw:style-name="gr3" draw:layer="layout" svg:x1="0.068cm" svg:y1="0.095cm" svg:x2="0.136cm" svg:y2="0.095cm">
            <text:p/>
          </draw:line>
          <draw:line draw:style-name="gr3" draw:layer="layout" svg:x1="0.068cm" svg:y1="0.246cm" svg:x2="0.136cm" svg:y2="0.246cm">
            <text:p/>
          </draw:line>
          <draw:line draw:style-name="gr3" draw:layer="layout" svg:x1="0.068cm" svg:y1="0.397cm" svg:x2="0.136cm" svg:y2="0.397cm">
            <text:p/>
          </draw:line>
          <draw:line draw:style-name="gr3" draw:layer="layout" svg:x1="0.068cm" svg:y1="0.548cm" svg:x2="0.136cm" svg:y2="0.548cm">
            <text:p/>
          </draw:line>
          <draw:line draw:style-name="gr3" draw:layer="layout" svg:x1="0.068cm" svg:y1="0.699cm" svg:x2="0.136cm" svg:y2="0.699cm">
            <text:p/>
          </draw:line>
          <draw:line draw:style-name="gr3" draw:layer="layout" svg:x1="0.068cm" svg:y1="0.85cm" svg:x2="0.136cm" svg:y2="0.85cm">
            <text:p/>
          </draw:line>
          <draw:line draw:style-name="gr3" draw:layer="layout" svg:x1="0.068cm" svg:y1="1.001cm" svg:x2="0.136cm" svg:y2="1.001cm">
            <text:p/>
          </draw:line>
          <draw:line draw:style-name="gr3" draw:layer="layout" svg:x1="0.068cm" svg:y1="1.152cm" svg:x2="0.136cm" svg:y2="1.152cm">
            <text:p/>
          </draw:line>
          <draw:line draw:style-name="gr3" draw:layer="layout" svg:x1="0.068cm" svg:y1="1.303cm" svg:x2="0.136cm" svg:y2="1.303cm">
            <text:p/>
          </draw:line>
          <draw:line draw:style-name="gr3" draw:layer="layout" svg:x1="0.068cm" svg:y1="1.453cm" svg:x2="0.136cm" svg:y2="1.453cm">
            <text:p/>
          </draw:line>
          <draw:line draw:style-name="gr3" draw:layer="layout" svg:x1="0.068cm" svg:y1="1.604cm" svg:x2="0.136cm" svg:y2="1.604cm">
            <text:p/>
          </draw:line>
          <draw:line draw:style-name="gr3" draw:layer="layout" svg:x1="0.068cm" svg:y1="1.755cm" svg:x2="0.136cm" svg:y2="1.755cm">
            <text:p/>
          </draw:line>
          <draw:line draw:style-name="gr3" draw:layer="layout" svg:x1="0.068cm" svg:y1="1.906cm" svg:x2="0.136cm" svg:y2="1.90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acks - Rack 12U</dc:title>
    <meta:creation-date>2011-02-07T17:02:24</meta:creation-date>
    <meta:editing-duration>P0D</meta:editing-duration>
    <meta:editing-cycles>1</meta:editing-cycles>
    <meta:document-statistic meta:object-count="17"/>
    <meta:generator>OpenOffice.org/3.3$Linux OpenOffice.org_project/330m20$Build-9567</meta:generator>
  </office:meta>
</office:document-meta>
</file>